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1bd923f000" style:family="table" style:master-page-name="ta-mp-0x7f1bd923f000">
      <style:table-properties table:display="true" style:writing-mode="lr-tb"/>
    </style:style>
    <style:style style:name="ta-0x7f1bd923f1f0" style:family="table" style:master-page-name="ta-mp-0x7f1bd923f1f0">
      <style:table-properties table:display="true" style:writing-mode="lr-tb"/>
    </style:style>
    <style:style style:name="ta-0x7f1bd923f3e0" style:family="table" style:master-page-name="ta-mp-0x7f1bd923f3e0">
      <style:table-properties table:display="true" style:writing-mode="lr-tb"/>
    </style:style>
    <style:style style:name="ta-0x7f1bd923f5d0" style:family="table" style:master-page-name="ta-mp-0x7f1bd923f5d0">
      <style:table-properties table:display="true" style:writing-mode="lr-tb"/>
    </style:style>
    <style:style style:name="ta-0x7f1bd923f7c0" style:family="table" style:master-page-name="ta-mp-0x7f1bd923f7c0">
      <style:table-properties table:display="true" style:writing-mode="lr-tb"/>
    </style:style>
    <style:style style:name="ta-0x7f1bd923f9b0" style:family="table" style:master-page-name="ta-mp-0x7f1bd923f9b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1bd926c148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d926c27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d926c39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d926c4c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bd926c5e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d926c7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d926c0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d9256f6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bd926c96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d926aec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d926bb8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d926c8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d925709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bd926ca8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d926ce0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d926d17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d926cbb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d926cf2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d926d2a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d926d4f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d926bca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d926b6e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d926d3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d92571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bd926d61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d926d99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d926dd0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d926d74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d926dab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d926de3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d926e08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d926aff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d926bdd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d926df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d92572e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bd926e1a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d926e52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d926e89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d926e2d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d926e64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d926e9c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e50fa1d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d926b24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d926ada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e50fa0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d92574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be50fa2f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e50fa67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e50fa9e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e50fa42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e50fa79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e50fab1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e50fad6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d926bef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d926b11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e50fac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d92575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1be50fae8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e50fb20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e50fb57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e50fafb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e50fb32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1be50fb6a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141.70pt" style:use-optimal-column-width="true"/>
    </style:style>
    <style:style style:name="ACOL-2" style:family="table-column"/>
    <style:style style:name="ACOL-3" style:family="table-column">
      <style:table-column-properties style:column-width="121.50pt" style:use-optimal-column-width="true"/>
    </style:style>
    <style:style style:name="ACOL-4" style:family="table-column">
      <style:table-column-properties style:column-width="55.50pt" style:use-optimal-column-width="true"/>
    </style:style>
    <style:style style:name="ACOL-5" style:family="table-column">
      <style:table-column-properties style:column-width="187.50pt" style:use-optimal-column-width="true"/>
    </style:style>
    <style:style style:name="ACOL-6" style:family="table-column">
      <style:table-column-properties style:column-width="118.50pt" style:use-optimal-column-width="true"/>
    </style:style>
    <style:style style:name="ACOL-7" style:family="table-column">
      <style:table-column-properties style:column-width="75.35pt" style:use-optimal-column-width="true"/>
    </style:style>
    <style:style style:name="ACOL-8" style:family="table-column">
      <style:table-column-properties style:column-width="94.85pt" style:use-optimal-column-width="true"/>
    </style:style>
    <style:style style:name="ACOL-9" style:family="table-column">
      <style:table-column-properties style:column-width="304.75pt" style:use-optimal-column-width="true"/>
    </style:style>
    <style:style style:name="AROW-1" style:family="table-row">
      <style:table-row-properties style:row-height="14.91pt" style:use-optimal-row-height="true"/>
    </style:style>
    <style:style style:name="AROW-2" style:family="table-row"/>
    <style:style style:name="AROW-3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1bd92f4f3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1bd92f981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1bd9300430" table:allow-empty-cell="true" table:display-list="unsorted" table:base-cell-address="$'TestCase'.A9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1bd9307430" table:allow-empty-cell="true" table:display-list="unsorted" table:base-cell-address="$'TestCase'.A11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1bd923f000" table:print="false">
        <office:forms form:automatic-focus="false" form:apply-design-mode="false">
          <form:form/>
        </office:forms>
        <table:table-column table:default-cell-style-name="ACE-0x7f1bd926c020" table:style-name="ACOL-1"/>
        <table:table-column table:style-name="ACOL-0" table:number-columns-repeated="127"/>
        <table:table-row table:style-name="AROW-0">
          <table:table-cell table:style-name="ACE-0x7f1bd926c148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1bd926c270" table:content-validation-name="VAL-0x7f1bd92f4f3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1bd926c398" table:content-validation-name="VAL-0x7f1bd92f9810" office:value-type="string">
            <text:p>login</text:p>
          </table:table-cell>
          <table:table-cell table:number-columns-repeated="127" table:style-name="Gnumeric-default"/>
        </table:table-row>
        <table:table-row table:style-name="AROW-1">
          <table:table-cell table:style-name="ACE-0x7f1bd926c4c0" office:value-type="string">
            <text:p>VerifyProductTable</text:p>
          </table:table-cell>
          <table:table-cell table:number-columns-repeated="127" table:style-name="Gnumeric-default"/>
        </table:table-row>
        <table:table-row table:style-name="AROW-0">
          <table:table-cell table:style-name="ACE-0x7f1bd926c5e8" table:content-validation-name="VAL-0x7f1bd930043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 table:number-rows-repeated="2">
          <table:table-cell table:style-name="ACE-0x7f1bd926c710" table:content-validation-name="VAL-0x7f1bd9307430"/>
          <table:table-cell table:number-columns-repeated="127" table:style-name="Gnumeric-default"/>
        </table:table-row>
        <table:table-row table:style-name="AROW-0" table:number-rows-repeated="1048569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1bd923f1f0" table:print="false">
        <office:forms form:automatic-focus="false" form:apply-design-mode="false">
          <form:form/>
        </office:forms>
        <table:table-column table:default-cell-style-name="ACE-0x7f1bd926c838" table:style-name="ACOL-3"/>
        <table:table-column table:default-cell-style-name="ACE-0x7f1bd926c838" table:style-name="ACOL-4"/>
        <table:table-column table:default-cell-style-name="ACE-0x7f1bd926c838" table:style-name="ACOL-5"/>
        <table:table-column table:default-cell-style-name="ACE-0x7f1bd926c838" table:style-name="ACOL-6"/>
        <table:table-column table:default-cell-style-name="ACE-0x7f1bd926c838" table:style-name="ACOL-7" table:number-columns-repeated="2"/>
        <table:table-column table:default-cell-style-name="ACE-0x7f1bd926c838" table:style-name="ACOL-8"/>
        <table:table-column table:default-cell-style-name="ACE-0x7f1bd926c838" table:style-name="ACOL-9"/>
        <table:table-column table:default-cell-style-name="ACE-0x7f1bd9257090" table:style-name="ACOL-0" table:number-columns-repeated="120"/>
        <table:table-row table:style-name="AROW-0">
          <table:table-cell table:style-name="ACE-0x7f1bd926c960" office:value-type="string">
            <text:p>User Name</text:p>
          </table:table-cell>
          <table:table-cell table:style-name="ACE-0x7f1bd926ca88" office:value-type="string">
            <text:p>Password</text:p>
          </table:table-cell>
          <table:table-cell table:style-name="ACE-0x7f1bd926ca88" office:value-type="string">
            <text:p>SearchTextName</text:p>
          </table:table-cell>
          <table:table-cell table:style-name="ACE-0x7f1bd926cbb0" office:value-type="string">
            <text:p>EnterDesiredNumber</text:p>
          </table:table-cell>
          <table:table-cell table:number-columns-repeated="4" table:style-name="ACE-0x7f1bd926c838"/>
          <table:table-cell table:number-columns-repeated="120" table:style-name="ACE-0x7f1bd9257090"/>
        </table:table-row>
        <table:table-row table:style-name="AROW-0">
          <table:table-cell table:style-name="ACE-0x7f1bd926aec8" office:value-type="string">
            <text:p>testshopclue@sc.com</text:p>
          </table:table-cell>
          <table:table-cell table:style-name="ACE-0x7f1bd926ce00" office:value-type="float" office:value="123456">
            <text:p>123456</text:p>
          </table:table-cell>
          <table:table-cell table:style-name="ACE-0x7f1bd926ce00" office:value-type="string">
            <text:p>Shirt Design Envelope Set Of Two</text:p>
          </table:table-cell>
          <table:table-cell table:style-name="ACE-0x7f1bd926cf28" office:value-type="float" office:value="9">
            <text:p>9</text:p>
          </table:table-cell>
          <table:table-cell table:number-columns-repeated="4" table:style-name="ACE-0x7f1bd926c838"/>
          <table:table-cell table:number-columns-repeated="120" table:style-name="ACE-0x7f1bd9257090"/>
        </table:table-row>
        <table:table-row table:style-name="AROW-0">
          <table:table-cell table:style-name="ACE-0x7f1bd926bb80" office:value-type="string">
            <text:p>testshopclue@sc.com</text:p>
          </table:table-cell>
          <table:table-cell table:number-columns-repeated="2" table:style-name="ACE-0x7f1bd926d178"/>
          <table:table-cell table:style-name="ACE-0x7f1bd926d2a0"/>
          <table:table-cell table:number-columns-repeated="4" table:style-name="ACE-0x7f1bd926c838"/>
          <table:table-cell table:number-columns-repeated="120" table:style-name="ACE-0x7f1bd9257090"/>
        </table:table-row>
        <table:table-row table:style-name="AROW-0" table:number-rows-repeated="1048564">
          <table:table-cell table:number-columns-repeated="128"/>
        </table:table-row>
        <table:table-row table:style-name="AROW-0" table:number-rows-repeated="9">
          <table:table-cell table:number-columns-repeated="128" table:style-name="ACE-0x7f1bd9257090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1" gnm:cursor-row="10">
          <gnm:selection gnm:start-col="1" gnm:start-row="10" gnm:end-col="1" gnm:end-row="10"/>
        </gnm:selections>
      </table:table>
      <table:table table:name="AQA2_TestData" table:style-name="ta-0x7f1bd923f3e0" table:print="false">
        <office:forms form:automatic-focus="false" form:apply-design-mode="false">
          <form:form/>
        </office:forms>
        <table:table-column table:default-cell-style-name="ACE-0x7f1bd926d3c8" table:style-name="ACOL-3"/>
        <table:table-column table:default-cell-style-name="ACE-0x7f1bd926d3c8" table:style-name="ACOL-4"/>
        <table:table-column table:default-cell-style-name="ACE-0x7f1bd926d3c8" table:style-name="ACOL-5"/>
        <table:table-column table:default-cell-style-name="ACE-0x7f1bd926d3c8" table:style-name="ACOL-6"/>
        <table:table-column table:default-cell-style-name="ACE-0x7f1bd926d3c8" table:style-name="ACOL-7" table:number-columns-repeated="2"/>
        <table:table-column table:default-cell-style-name="ACE-0x7f1bd926d3c8" table:style-name="ACOL-8"/>
        <table:table-column table:default-cell-style-name="ACE-0x7f1bd926d3c8" table:style-name="ACOL-9"/>
        <table:table-column table:default-cell-style-name="ACE-0x7f1bd92571b8" table:style-name="ACOL-0" table:number-columns-repeated="120"/>
        <table:table-row table:style-name="AROW-0">
          <table:table-cell table:style-name="ACE-0x7f1bd926d4f0" office:value-type="string">
            <text:p>User Name</text:p>
          </table:table-cell>
          <table:table-cell table:style-name="ACE-0x7f1bd926d618" office:value-type="string">
            <text:p>Password</text:p>
          </table:table-cell>
          <table:table-cell table:style-name="ACE-0x7f1bd926d618" office:value-type="string">
            <text:p>SearchTextName</text:p>
          </table:table-cell>
          <table:table-cell table:style-name="ACE-0x7f1bd926d740" office:value-type="string">
            <text:p>EnterDesiredNumber</text:p>
          </table:table-cell>
          <table:table-cell table:number-columns-repeated="4" table:style-name="ACE-0x7f1bd926d3c8"/>
          <table:table-cell table:number-columns-repeated="120" table:style-name="ACE-0x7f1bd92571b8"/>
        </table:table-row>
        <table:table-row table:style-name="AROW-0">
          <table:table-cell table:style-name="ACE-0x7f1bd926bca8" office:value-type="string">
            <text:p>testshopclue@sc.com</text:p>
          </table:table-cell>
          <table:table-cell table:style-name="ACE-0x7f1bd926d990" office:value-type="float" office:value="123456">
            <text:p>123456</text:p>
          </table:table-cell>
          <table:table-cell table:style-name="ACE-0x7f1bd926d990" office:value-type="string">
            <text:p>Shirt Design Envelope Set Of Two</text:p>
          </table:table-cell>
          <table:table-cell table:style-name="ACE-0x7f1bd926dab8" office:value-type="float" office:value="9">
            <text:p>9</text:p>
          </table:table-cell>
          <table:table-cell table:number-columns-repeated="4" table:style-name="ACE-0x7f1bd926d3c8"/>
          <table:table-cell table:number-columns-repeated="120" table:style-name="ACE-0x7f1bd92571b8"/>
        </table:table-row>
        <table:table-row table:style-name="AROW-0">
          <table:table-cell table:style-name="ACE-0x7f1bd926b6e0" office:value-type="string">
            <text:p>testshopclue@sc.com</text:p>
          </table:table-cell>
          <table:table-cell table:number-columns-repeated="2" table:style-name="ACE-0x7f1bd926dd08"/>
          <table:table-cell table:style-name="ACE-0x7f1bd926de30"/>
          <table:table-cell table:number-columns-repeated="4" table:style-name="ACE-0x7f1bd926d3c8"/>
          <table:table-cell table:number-columns-repeated="120" table:style-name="ACE-0x7f1bd92571b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1bd92571b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3_TestData" table:style-name="ta-0x7f1bd923f5d0" table:print="false">
        <office:forms form:automatic-focus="false" form:apply-design-mode="false">
          <form:form/>
        </office:forms>
        <table:table-column table:default-cell-style-name="ACE-0x7f1bd926df58" table:style-name="ACOL-3"/>
        <table:table-column table:default-cell-style-name="ACE-0x7f1bd926df58" table:style-name="ACOL-4"/>
        <table:table-column table:default-cell-style-name="ACE-0x7f1bd926df58" table:style-name="ACOL-5"/>
        <table:table-column table:default-cell-style-name="ACE-0x7f1bd926df58" table:style-name="ACOL-6"/>
        <table:table-column table:default-cell-style-name="ACE-0x7f1bd926df58" table:style-name="ACOL-7" table:number-columns-repeated="2"/>
        <table:table-column table:default-cell-style-name="ACE-0x7f1bd926df58" table:style-name="ACOL-8"/>
        <table:table-column table:default-cell-style-name="ACE-0x7f1bd926df58" table:style-name="ACOL-9"/>
        <table:table-column table:default-cell-style-name="ACE-0x7f1bd92572e0" table:style-name="ACOL-0" table:number-columns-repeated="120"/>
        <table:table-row table:style-name="AROW-0">
          <table:table-cell table:style-name="ACE-0x7f1bd926e080" office:value-type="string">
            <text:p>User Name</text:p>
          </table:table-cell>
          <table:table-cell table:style-name="ACE-0x7f1bd926e1a8" office:value-type="string">
            <text:p>Password</text:p>
          </table:table-cell>
          <table:table-cell table:style-name="ACE-0x7f1bd926e1a8" office:value-type="string">
            <text:p>SearchTextName</text:p>
          </table:table-cell>
          <table:table-cell table:style-name="ACE-0x7f1bd926e2d0" office:value-type="string">
            <text:p>EnterDesiredNumber</text:p>
          </table:table-cell>
          <table:table-cell table:number-columns-repeated="4" table:style-name="ACE-0x7f1bd926df58"/>
          <table:table-cell table:number-columns-repeated="120" table:style-name="ACE-0x7f1bd92572e0"/>
        </table:table-row>
        <table:table-row table:style-name="AROW-0">
          <table:table-cell table:style-name="ACE-0x7f1bd926aff0" office:value-type="string">
            <text:p>testshopclue@sc.com</text:p>
          </table:table-cell>
          <table:table-cell table:style-name="ACE-0x7f1bd926e520" office:value-type="float" office:value="123456">
            <text:p>123456</text:p>
          </table:table-cell>
          <table:table-cell table:style-name="ACE-0x7f1bd926e520" office:value-type="string">
            <text:p>Shirt Design Envelope Set Of Two</text:p>
          </table:table-cell>
          <table:table-cell table:style-name="ACE-0x7f1bd926e648" office:value-type="float" office:value="9">
            <text:p>9</text:p>
          </table:table-cell>
          <table:table-cell table:number-columns-repeated="4" table:style-name="ACE-0x7f1bd926df58"/>
          <table:table-cell table:number-columns-repeated="120" table:style-name="ACE-0x7f1bd92572e0"/>
        </table:table-row>
        <table:table-row table:style-name="AROW-0">
          <table:table-cell table:style-name="ACE-0x7f1bd926bdd0" office:value-type="string">
            <text:p>testshopclue@sc.com</text:p>
          </table:table-cell>
          <table:table-cell table:number-columns-repeated="2" table:style-name="ACE-0x7f1bd926e898"/>
          <table:table-cell table:style-name="ACE-0x7f1bd926e9c0"/>
          <table:table-cell table:number-columns-repeated="4" table:style-name="ACE-0x7f1bd926df58"/>
          <table:table-cell table:number-columns-repeated="120" table:style-name="ACE-0x7f1bd92572e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1bd92572e0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4_TestData" table:style-name="ta-0x7f1bd923f7c0" table:print="false">
        <office:forms form:automatic-focus="false" form:apply-design-mode="false">
          <form:form/>
        </office:forms>
        <table:table-column table:default-cell-style-name="ACE-0x7f1be50fa0a8" table:style-name="ACOL-3"/>
        <table:table-column table:default-cell-style-name="ACE-0x7f1be50fa0a8" table:style-name="ACOL-4"/>
        <table:table-column table:default-cell-style-name="ACE-0x7f1be50fa0a8" table:style-name="ACOL-5"/>
        <table:table-column table:default-cell-style-name="ACE-0x7f1be50fa0a8" table:style-name="ACOL-6"/>
        <table:table-column table:default-cell-style-name="ACE-0x7f1be50fa0a8" table:style-name="ACOL-7" table:number-columns-repeated="2"/>
        <table:table-column table:default-cell-style-name="ACE-0x7f1be50fa0a8" table:style-name="ACOL-8"/>
        <table:table-column table:default-cell-style-name="ACE-0x7f1be50fa0a8" table:style-name="ACOL-9"/>
        <table:table-column table:default-cell-style-name="ACE-0x7f1bd9257408" table:style-name="ACOL-0" table:number-columns-repeated="120"/>
        <table:table-row table:style-name="AROW-0">
          <table:table-cell table:style-name="ACE-0x7f1be50fa1d0" office:value-type="string">
            <text:p>User Name</text:p>
          </table:table-cell>
          <table:table-cell table:style-name="ACE-0x7f1be50fa2f8" office:value-type="string">
            <text:p>Password</text:p>
          </table:table-cell>
          <table:table-cell table:style-name="ACE-0x7f1be50fa2f8" office:value-type="string">
            <text:p>SearchTextName</text:p>
          </table:table-cell>
          <table:table-cell table:style-name="ACE-0x7f1be50fa420" office:value-type="string">
            <text:p>EnterDesiredNumber</text:p>
          </table:table-cell>
          <table:table-cell table:number-columns-repeated="4" table:style-name="ACE-0x7f1be50fa0a8"/>
          <table:table-cell table:number-columns-repeated="120" table:style-name="ACE-0x7f1bd9257408"/>
        </table:table-row>
        <table:table-row table:style-name="AROW-0">
          <table:table-cell table:style-name="ACE-0x7f1bd926b240" office:value-type="string">
            <text:p>testshopclue@sc.com</text:p>
          </table:table-cell>
          <table:table-cell table:style-name="ACE-0x7f1be50fa670" office:value-type="float" office:value="123456">
            <text:p>123456</text:p>
          </table:table-cell>
          <table:table-cell table:style-name="ACE-0x7f1be50fa670" office:value-type="string">
            <text:p>Shirt Design Envelope Set Of Two</text:p>
          </table:table-cell>
          <table:table-cell table:style-name="ACE-0x7f1be50fa798" office:value-type="float" office:value="9">
            <text:p>9</text:p>
          </table:table-cell>
          <table:table-cell table:number-columns-repeated="4" table:style-name="ACE-0x7f1be50fa0a8"/>
          <table:table-cell table:number-columns-repeated="120" table:style-name="ACE-0x7f1bd9257408"/>
        </table:table-row>
        <table:table-row table:style-name="AROW-0">
          <table:table-cell table:style-name="ACE-0x7f1bd926ada0" office:value-type="string">
            <text:p>testshopclue@sc.com</text:p>
          </table:table-cell>
          <table:table-cell table:number-columns-repeated="2" table:style-name="ACE-0x7f1be50fa9e8"/>
          <table:table-cell table:style-name="ACE-0x7f1be50fab10"/>
          <table:table-cell table:number-columns-repeated="4" table:style-name="ACE-0x7f1be50fa0a8"/>
          <table:table-cell table:number-columns-repeated="120" table:style-name="ACE-0x7f1bd9257408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1bd925740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5_TestData" table:style-name="ta-0x7f1bd923f9b0" table:print="false">
        <office:forms form:automatic-focus="false" form:apply-design-mode="false">
          <form:form/>
        </office:forms>
        <table:table-column table:default-cell-style-name="ACE-0x7f1be50fac38" table:style-name="ACOL-3"/>
        <table:table-column table:default-cell-style-name="ACE-0x7f1be50fac38" table:style-name="ACOL-4"/>
        <table:table-column table:default-cell-style-name="ACE-0x7f1be50fac38" table:style-name="ACOL-5"/>
        <table:table-column table:default-cell-style-name="ACE-0x7f1be50fac38" table:style-name="ACOL-6"/>
        <table:table-column table:default-cell-style-name="ACE-0x7f1be50fac38" table:style-name="ACOL-7" table:number-columns-repeated="2"/>
        <table:table-column table:default-cell-style-name="ACE-0x7f1be50fac38" table:style-name="ACOL-8"/>
        <table:table-column table:default-cell-style-name="ACE-0x7f1be50fac38" table:style-name="ACOL-9"/>
        <table:table-column table:default-cell-style-name="ACE-0x7f1bd9257530" table:style-name="ACOL-0" table:number-columns-repeated="120"/>
        <table:table-row table:style-name="AROW-0">
          <table:table-cell table:style-name="ACE-0x7f1be50fad60" office:value-type="string">
            <text:p>User Name</text:p>
          </table:table-cell>
          <table:table-cell table:style-name="ACE-0x7f1be50fae88" office:value-type="string">
            <text:p>Password</text:p>
          </table:table-cell>
          <table:table-cell table:style-name="ACE-0x7f1be50fae88" office:value-type="string">
            <text:p>SearchTextName</text:p>
          </table:table-cell>
          <table:table-cell table:style-name="ACE-0x7f1be50fafb0" office:value-type="string">
            <text:p>EnterDesiredNumber</text:p>
          </table:table-cell>
          <table:table-cell table:number-columns-repeated="4" table:style-name="ACE-0x7f1be50fac38"/>
          <table:table-cell table:number-columns-repeated="120" table:style-name="ACE-0x7f1bd9257530"/>
        </table:table-row>
        <table:table-row table:style-name="AROW-0">
          <table:table-cell table:style-name="ACE-0x7f1bd926bef8" office:value-type="string">
            <text:p>testshopclue@sc.com</text:p>
          </table:table-cell>
          <table:table-cell table:style-name="ACE-0x7f1be50fb200" office:value-type="float" office:value="123456">
            <text:p>123456</text:p>
          </table:table-cell>
          <table:table-cell table:style-name="ACE-0x7f1be50fb200" office:value-type="string">
            <text:p>Shirt Design Envelope Set Of Two</text:p>
          </table:table-cell>
          <table:table-cell table:style-name="ACE-0x7f1be50fb328" office:value-type="float" office:value="9">
            <text:p>9</text:p>
          </table:table-cell>
          <table:table-cell table:number-columns-repeated="4" table:style-name="ACE-0x7f1be50fac38"/>
          <table:table-cell table:number-columns-repeated="120" table:style-name="ACE-0x7f1bd9257530"/>
        </table:table-row>
        <table:table-row table:style-name="AROW-0">
          <table:table-cell table:style-name="ACE-0x7f1bd926b118" office:value-type="string">
            <text:p>testshopclue@sc.com</text:p>
          </table:table-cell>
          <table:table-cell table:number-columns-repeated="2" table:style-name="ACE-0x7f1be50fb578"/>
          <table:table-cell table:style-name="ACE-0x7f1be50fb6a0"/>
          <table:table-cell table:number-columns-repeated="4" table:style-name="ACE-0x7f1be50fac38"/>
          <table:table-cell table:number-columns-repeated="120" table:style-name="ACE-0x7f1bd9257530"/>
        </table:table-row>
        <table:table-row table:style-name="AROW-3" table:number-rows-repeated="1048564">
          <table:table-cell table:number-columns-repeated="128"/>
        </table:table-row>
        <table:table-row table:style-name="AROW-3" table:number-rows-repeated="9">
          <table:table-cell table:number-columns-repeated="128" table:style-name="ACE-0x7f1bd9257530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1bd924317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1bd9206bf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1bd924480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1be1f52f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1be21408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1bd9214c3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1bd923f000" style:display-name="TestCase" style:page-layout-name="pl-0x7f1bd92431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1bd923f1f0" style:display-name="AQA1_TestData" style:page-layout-name="pl-0x7f1bd9206bf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1bd923f3e0" style:display-name="AQA2_TestData" style:page-layout-name="pl-0x7f1bd924480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1bd923f5d0" style:display-name="AQA3_TestData" style:page-layout-name="pl-0x7f1be1f52f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1bd923f7c0" style:display-name="AQA4_TestData" style:page-layout-name="pl-0x7f1be21408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1bd923f9b0" style:display-name="AQA5_TestData" style:page-layout-name="pl-0x7f1bd9214c3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1T05:22:48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